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8e81f"/>
    </style:style>
    <style:style style:name="P2" style:family="paragraph" style:parent-style-name="Standard">
      <style:paragraph-properties fo:text-align="center" style:justify-single-word="false"/>
      <style:text-properties fo:language="es" fo:country="MX" officeooo:rsid="0008e81f" officeooo:paragraph-rsid="0008e81f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language="es" fo:country="MX" officeooo:rsid="0008e81f" officeooo:paragraph-rsid="0008e81f"/>
    </style:style>
    <style:style style:name="P4" style:family="paragraph" style:parent-style-name="Standard">
      <style:paragraph-properties fo:text-align="center" style:justify-single-word="false" fo:break-before="page"/>
      <style:text-properties fo:language="es" fo:country="MX" officeooo:rsid="0008e81f" officeooo:paragraph-rsid="0008e81f"/>
    </style:style>
    <style:style style:name="P5" style:family="paragraph" style:parent-style-name="Standard">
      <style:paragraph-properties fo:text-align="start" style:justify-single-word="false"/>
      <style:text-properties fo:language="es" fo:country="MX" officeooo:rsid="0008e81f" officeooo:paragraph-rsid="0008e81f"/>
    </style:style>
    <style:style style:name="P6" style:family="paragraph" style:parent-style-name="Standard">
      <style:paragraph-properties fo:text-align="start" style:justify-single-word="false"/>
      <style:text-properties fo:language="es" fo:country="MX" officeooo:rsid="000cc371" officeooo:paragraph-rsid="000cc371"/>
    </style:style>
    <style:style style:name="P7" style:family="paragraph" style:parent-style-name="Standard">
      <style:paragraph-properties fo:text-align="start" style:justify-single-word="false"/>
      <style:text-properties fo:language="es" fo:country="MX" officeooo:rsid="000d3a72" officeooo:paragraph-rsid="000d3a72"/>
    </style:style>
    <style:style style:name="P8" style:family="paragraph" style:parent-style-name="Standard">
      <style:paragraph-properties fo:text-align="start" style:justify-single-word="false"/>
      <style:text-properties fo:language="es" fo:country="MX" officeooo:rsid="000da981" officeooo:paragraph-rsid="000da981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da981" officeooo:paragraph-rsid="000da981"/>
    </style:style>
    <style:style style:name="T1" style:family="text">
      <style:text-properties officeooo:rsid="000da981"/>
    </style:style>
    <style:style style:name="T2" style:family="text">
      <style:text-properties officeooo:rsid="000f76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PROYECTO DE VIDA</text:p>
      <text:p text:style-name="P1"/>
      <text:p text:style-name="P2">ser mejor persona y cumplir mis metas</text:p>
      <text:p text:style-name="P2"/>
      <text:p text:style-name="P2">Andres Giron</text:p>
      <text:p text:style-name="P3"/>
      <text:p text:style-name="P2">Adres felipe cruz erazo</text:p>
      <text:p text:style-name="P2"/>
      <text:p text:style-name="P2"/>
      <text:p text:style-name="P2">trabajo de tecnologia e informatica</text:p>
      <text:p text:style-name="P2"/>
      <text:p text:style-name="P2"/>
      <text:p text:style-name="P2"/>
      <text:p text:style-name="P2"/>
      <text:p text:style-name="P2">10B</text:p>
      <text:p text:style-name="P2">ie cesar negret Velasco</text:p>
      <text:p text:style-name="P2"/>
      <text:p text:style-name="P2">popayan SEPTIEMBRE 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BLA DE CONTENIDO</text:p>
      <text:p text:style-name="P4"/>
      <text:p text:style-name="P4">INTRODUCION</text:p>
      <text:p text:style-name="P2"/>
      <text:p text:style-name="P4">RESULTADO TEST SEGUNDO PERIODO</text:p>
      <text:p text:style-name="P2"/>
      <text:p text:style-name="P4">GRAFICA DEL USO DEL TIEMPO</text:p>
      <text:p text:style-name="P2"/>
      <text:p text:style-name="P4">VISION Y MISION</text:p>
      <text:p text:style-name="P2"/>
      <text:p text:style-name="P5">VISION: yo me veo cumpliendo mis metas y objetivos que hoy en dia me hacen levantarme cada dia en el presente.</text:p>
      <text:p text:style-name="P5"/>
      <text:p text:style-name="P6">MISiON : ayudar a mi familia y a mis amigos a que dejen el vicio</text:p>
      <text:p text:style-name="P7">cumplir mis objetivos ganar la liga otra vez y creo que graduarme no <text:s/>estaria mal .</text:p>
      <text:p text:style-name="P7">Corto plazo: </text:p>
      <text:p text:style-name="P7">1. <text:s/>graduarme</text:p>
      <text:p text:style-name="P7">2. conseguir trabajo</text:p>
      <text:p text:style-name="P7">3. ganar la liga otra vez</text:p>
      <text:p text:style-name="P7">4. <text:s/><text:span text:style-name="T1">ganar los interclases</text:span></text:p>
      <text:p text:style-name="P8">largo plazo:</text:p>
      <text:p text:style-name="P8">1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0"><text:s text:c="11"/>N</text:p>
            <text:p text:style-name="P10"/>
          </table:table-cell>
          <table:table-cell table:style-name="Tabla1.A1" office:value-type="string">
            <text:p text:style-name="P10">DEBILIDAD</text:p>
          </table:table-cell>
          <table:table-cell table:style-name="Tabla1.A1" office:value-type="string">
            <text:p text:style-name="P10">OPORTUNIDAD</text:p>
          </table:table-cell>
          <table:table-cell table:style-name="Tabla1.A1" office:value-type="string">
            <text:p text:style-name="P10">FORTALEZA</text:p>
          </table:table-cell>
          <table:table-cell table:style-name="Tabla1.E1" office:value-type="string">
            <text:p text:style-name="P10">AMENAZA</text:p>
          </table:table-cell>
        </table:table-row>
        <table:table-row>
          <table:table-cell table:style-name="Tabla1.A2" office:value-type="string">
            <text:p text:style-name="P9"><text:s text:c="12"/><text:span text:style-name="T1">1</text:span></text:p>
          </table:table-cell>
          <table:table-cell table:style-name="Tabla1.A2" office:value-type="string">
            <text:p text:style-name="P9"><text:s/><text:span text:style-name="T1">Me lesione</text:span></text:p>
          </table:table-cell>
          <table:table-cell table:style-name="Tabla1.A2" office:value-type="string">
            <text:p text:style-name="P9"><text:s text:c="2"/><text:span text:style-name="T1">Jugar futbol</text:span></text:p>
          </table:table-cell>
          <table:table-cell table:style-name="Tabla1.A2" office:value-type="string">
            <text:p text:style-name="P10">Jugar bien</text:p>
          </table:table-cell>
          <table:table-cell table:style-name="Tabla1.E2" office:value-type="string">
            <text:p text:style-name="P10">lesion</text:p>
          </table:table-cell>
        </table:table-row>
        <table:table-row>
          <table:table-cell table:style-name="Tabla1.A2" office:value-type="string">
            <text:p text:style-name="P9"><text:s text:c="12"/><text:span text:style-name="T1">2</text:span></text:p>
          </table:table-cell>
          <table:table-cell table:style-name="Tabla1.A2" office:value-type="string">
            <text:p text:style-name="P10">Seguir jugando futbol</text:p>
          </table:table-cell>
          <table:table-cell table:style-name="Tabla1.A2" office:value-type="string">
            <text:p text:style-name="P9"><text:s/><text:span text:style-name="T1">estudiar</text:span></text:p>
          </table:table-cell>
          <table:table-cell table:style-name="Tabla1.A2" office:value-type="string">
            <text:p text:style-name="P10">Soy inteligente</text:p>
          </table:table-cell>
          <table:table-cell table:style-name="Tabla1.E2" office:value-type="string">
            <text:p text:style-name="P9"><text:s/><text:span text:style-name="T1">Perder el año</text:span></text:p>
          </table:table-cell>
        </table:table-row>
        <table:table-row>
          <table:table-cell table:style-name="Tabla1.A2" office:value-type="string">
            <text:p text:style-name="P9"><text:s text:c="12"/><text:span text:style-name="T1">3</text:span></text:p>
          </table:table-cell>
          <table:table-cell table:style-name="Tabla1.A2" office:value-type="string">
            <text:p text:style-name="P10">No tengo la edad</text:p>
          </table:table-cell>
          <table:table-cell table:style-name="Tabla1.A2" office:value-type="string">
            <text:p text:style-name="P10">trabajar</text:p>
          </table:table-cell>
          <table:table-cell table:style-name="Tabla1.A2" office:value-type="string">
            <text:p text:style-name="P10">Tengo en que trabajar</text:p>
          </table:table-cell>
          <table:table-cell table:style-name="Tabla1.E2" office:value-type="string">
            <text:p text:style-name="P10">Solo trabajar y no estudiar</text:p>
          </table:table-cell>
        </table:table-row>
        <table:table-row>
          <table:table-cell table:style-name="Tabla1.A2" office:value-type="string">
            <text:p text:style-name="P9"><text:s text:c="12"/><text:span text:style-name="T1">4</text:span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9"><text:s text:c="12"/><text:span text:style-name="T1">5</text:span></text:p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E2" office:value-type="string">
            <text:p text:style-name="P9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1:23:21.102000000</meta:creation-date>
    <dc:date>2023-11-03T12:26:14.842000000</dc:date>
    <meta:editing-duration>PT2H3M45S</meta:editing-duration>
    <meta:editing-cycles>5</meta:editing-cycles>
    <meta:generator>LibreOffice/7.5.5.2$Windows_X86_64 LibreOffice_project/ca8fe7424262805f223b9a2334bc7181abbcbf5e</meta:generator>
    <meta:document-statistic meta:table-count="1" meta:image-count="0" meta:object-count="0" meta:page-count="8" meta:paragraph-count="45" meta:word-count="157" meta:character-count="926" meta:non-whitespace-character-count="732"/>
  </office:meta>
</office:document-meta>
</file>